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cm"/>
    </style:style>
    <style:style style:name="co3" style:family="table-column">
      <style:table-column-properties fo:break-before="auto" style:column-width="8.153cm"/>
    </style:style>
    <style:style style:name="co5" style:family="table-column">
      <style:table-column-properties fo:break-before="auto" style:column-width="4.01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>
            <text:p>MON MOZCONFIG</text:p>
          </table:table-cell>
          <table:table-cell table:style-name="ce1" office:value-type="string">
            <text:p>AUR MOZCONFIG FIREFOX 4</text:p>
          </table:table-cell>
          <table:table-cell table:style-name="ce1" office:value-type="string">
            <text:p>EXTRA MOZCONFIG XULRUNNER</text:p>
          </table:table-cell>
          <table:table-cell table:style-name="ce1" office:value-type="string">
            <text:p>EXTRA MOZCONFIG FIREFOX</text:p>
          </table:table-cell>
          <table:table-cell/>
          <table:table-cell table:style-name="ce1" table:number-columns-repeated="1019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office:value-type="string">
            <text:p>ac_add_options --enable-application=browser</text:p>
          </table:table-cell>
          <table:table-cell office:value-type="string">
            <text:p>ac_add_options --enable-application=browser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office:value-type="string">
            <text:p>ac_add_options --prefix=/usr</text:p>
          </table:table-cell>
          <table:table-cell office:value-type="string">
            <text:p>ac_add_options --prefix=/usr</text:p>
          </table:table-cell>
          <table:table-cell office:value-type="string">
            <text:p>ac_add_options --prefix=/usr</text:p>
          </table:table-cell>
          <table:table-cell office:value-type="string">
            <text:p>ac_add_options --prefix=/usr</text:p>
          </table:table-cell>
          <table:table-cell table:number-columns-repeated="1020"/>
        </table:table-row>
        <table:table-row table:style-name="ro4">
          <table:table-cell office:value-type="string">
            <text:p>ac_add_options --libdir=/usr/lib</text:p>
          </table:table-cell>
          <table:table-cell office:value-type="string">
            <text:p>ac_add_options --libdir=/usr/lib</text:p>
          </table:table-cell>
          <table:table-cell office:value-type="string">
            <text:p>ac_add_options --libdir=/usr/lib</text:p>
          </table:table-cell>
          <table:table-cell office:value-type="string">
            <text:p>ac_add_options --libdir=/usr/lib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system-nspr</text:p>
          </table:table-cell>
          <table:table-cell office:value-type="string">
            <text:p>ac_add_options --with-system-nspr</text:p>
          </table:table-cell>
          <table:table-cell office:value-type="string">
            <text:p>ac_add_options --with-system-nspr</text:p>
          </table:table-cell>
          <table:table-cell office:value-type="string">
            <text:p>ac_add_options --with-system-nspr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system-nss</text:p>
          </table:table-cell>
          <table:table-cell office:value-type="string">
            <text:p>ac_add_options --with-system-nss</text:p>
          </table:table-cell>
          <table:table-cell office:value-type="string">
            <text:p>ac_add_options --with-system-nss</text:p>
          </table:table-cell>
          <table:table-cell office:value-type="string">
            <text:p>ac_add_options --with-system-nss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system-jpeg</text:p>
          </table:table-cell>
          <table:table-cell office:value-type="string">
            <text:p>ac_add_options --with-system-jpeg</text:p>
          </table:table-cell>
          <table:table-cell office:value-type="string">
            <text:p>ac_add_options --with-system-jpeg</text:p>
          </table:table-cell>
          <table:table-cell office:value-type="string">
            <text:p>ac_add_options --with-system-jpeg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system-zlib</text:p>
          </table:table-cell>
          <table:table-cell office:value-type="string">
            <text:p>ac_add_options --with-system-zlib</text:p>
          </table:table-cell>
          <table:table-cell office:value-type="string">
            <text:p>ac_add_options --with-system-zlib</text:p>
          </table:table-cell>
          <table:table-cell office:value-type="string">
            <text:p>ac_add_options --with-system-zlib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system-png</text:p>
          </table:table-cell>
          <table:table-cell office:value-type="string">
            <text:p>ac_add_options --with-system-png</text:p>
          </table:table-cell>
          <table:table-cell office:value-type="string">
            <text:p>ac_add_options --with-system-png</text:p>
          </table:table-cell>
          <table:table-cell office:value-type="string">
            <text:p>ac_add_options --with-system-png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pthreads</text:p>
          </table:table-cell>
          <table:table-cell office:value-type="string">
            <text:p>ac_add_options --with-pthreads</text:p>
          </table:table-cell>
          <table:table-cell office:value-type="string">
            <text:p>ac_add_options --with-pthreads</text:p>
          </table:table-cell>
          <table:table-cell office:value-type="string">
            <text:p>ac_add_options --with-pthreads</text:p>
          </table:table-cell>
          <table:table-cell table:number-columns-repeated="1020"/>
        </table:table-row>
        <table:table-row table:style-name="ro4">
          <table:table-cell office:value-type="string">
            <text:p>ac_add_options --with-system-bz2</text:p>
          </table:table-cell>
          <table:table-cell office:value-type="string">
            <text:p>ac_add_options –with-system-bz2</text:p>
          </table:table-cell>
          <table:table-cell office:value-type="string">
            <text:p>ac_add_options –with-system-bz2</text:p>
          </table:table-cell>
          <table:table-cell table:number-columns-repeated="1021"/>
        </table:table-row>
        <table:table-row table:style-name="ro4">
          <table:table-cell office:value-type="string">
            <text:p>ac_add_options --with-system-hunspell</text:p>
          </table:table-cell>
          <table:table-cell office:value-type="string">
            <text:p>ac_add_options --with-system-hunspell</text:p>
          </table:table-cell>
          <table:table-cell office:value-type="string">
            <text:p>ac_add_options --enable-system-hunspell</text:p>
          </table:table-cell>
          <table:table-cell table:number-columns-repeated="1021"/>
        </table:table-row>
        <table:table-row table:style-name="ro4">
          <table:table-cell office:value-type="string">
            <text:p>ac_add_options –with-system-libevent</text:p>
          </table:table-cell>
          <table:table-cell office:value-type="string">
            <text:p>ac_add_options –with-system-libevent</text:p>
          </table:table-cell>
          <table:table-cell office:value-type="string">
            <text:p>ac_add_options –with-system-libevent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#ac_add_options --enable-system-sqlite</text:p>
          </table:table-cell>
          <table:table-cell office:value-type="string">
            <text:p>ac_add_options --with-system-sqlite</text:p>
          </table:table-cell>
          <table:table-cell table:style-name="ce3" office:value-type="string">
            <text:p>#ac_add_options --enable-system-sqlite</text:p>
          </table:table-cell>
          <table:table-cell table:number-columns-repeated="1021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office:value-type="string">
            <text:p>ac_add_options --enable-optimize=</text:p>
          </table:table-cell>
          <table:table-cell office:value-type="string">
            <text:p>ac_add_options –enable-optimize=</text:p>
          </table:table-cell>
          <table:table-cell office:value-type="string">
            <text:p>ac_add_options –enable-optimize</text:p>
          </table:table-cell>
          <table:table-cell office:value-type="string">
            <text:p>ac_add_options –enable-optimize</text:p>
          </table:table-cell>
          <table:table-cell table:number-columns-repeated="1020"/>
        </table:table-row>
        <table:table-row table:style-name="ro4">
          <table:table-cell table:style-name="Default" office:value-type="string">
            <text:p>ac_add_options --enable-system-lcms</text:p>
          </table:table-cell>
          <table:table-cell table:number-columns-repeated="1023"/>
        </table:table-row>
        <table:table-row table:style-name="ro4">
          <table:table-cell office:value-type="string">
            <text:p>ac_add_options --enable-system-cairo</text:p>
          </table:table-cell>
          <table:table-cell office:value-type="string">
            <text:p>ac_add_options --enable-system-cairo</text:p>
          </table:table-cell>
          <table:table-cell office:value-type="string">
            <text:p>#ac_add_options --enable-system-cairo</text:p>
          </table:table-cell>
          <table:table-cell office:value-type="string">
            <text:p>ac_add_options --enable-system-cairo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official-branding</text:p>
          </table:table-cell>
          <table:table-cell office:value-type="string">
            <text:p>ac_add_options --enable-official-branding</text:p>
          </table:table-cell>
          <table:table-cell table:number-columns-repeated="1022"/>
        </table:table-row>
        <table:table-row table:style-name="ro4">
          <table:table-cell office:value-type="string">
            <text:p>ac_add_options --enable-jemalloc</text:p>
          </table:table-cell>
          <table:table-cell office:value-type="string">
            <text:p>ac_add_options --enable-jemalloc</text:p>
          </table:table-cell>
          <table:table-cell table:number-columns-repeated="1022"/>
        </table:table-row>
        <table:table-row table:style-name="ro4">
          <table:table-cell office:value-type="string">
            <text:p>ac_add_options --enable-strip</text:p>
          </table:table-cell>
          <table:table-cell office:value-type="string">
            <text:p>ac_add_options --enable-strip</text:p>
          </table:table-cell>
          <table:table-cell office:value-type="string">
            <text:p>ac_add_options --enable-strip</text:p>
          </table:table-cell>
          <table:table-cell office:value-type="string">
            <text:p>ac_add_options --enable-strip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install-strip</text:p>
          </table:table-cell>
          <table:table-cell office:value-type="string">
            <text:p>ac_add_options --enable-install-strip</text:p>
          </table:table-cell>
          <table:table-cell table:number-columns-repeated="1022"/>
        </table:table-row>
        <table:table-row table:style-name="ro4">
          <table:table-cell office:value-type="string">
            <text:p>ac_add_options --enable-safe-browsing</text:p>
          </table:table-cell>
          <table:table-cell office:value-type="string">
            <text:p>ac_add_options --disable-safe-browsing</text:p>
          </table:table-cell>
          <table:table-cell office:value-type="string">
            <text:p>ac_add_options --enable-safe-browsing</text:p>
          </table:table-cell>
          <table:table-cell office:value-type="string">
            <text:p>ac_add_options --enable-safe-browsing</text:p>
          </table:table-cell>
          <table:table-cell table:number-columns-repeated="1020"/>
        </table:table-row>
        <table:table-row table:style-name="ro4">
          <table:table-cell table:style-name="Default" office:value-type="string">
            <text:p>ac_add_options --enable-webservices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ac_add_options --enable-single-profile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ac_add_options --enable-xpctools</text:p>
          </table:table-cell>
          <table:table-cell table:number-columns-repeated="1023"/>
        </table:table-row>
        <table:table-row table:style-name="ro4">
          <table:table-cell office:value-type="string">
            <text:p>ac_add_options --enable-places</text:p>
          </table:table-cell>
          <table:table-cell office:value-type="string">
            <text:p>ac_add_options --enable-places</text:p>
          </table:table-cell>
          <table:table-cell table:number-columns-repeated="1022"/>
        </table:table-row>
        <table:table-row table:style-name="ro4">
          <table:table-cell office:value-type="string">
            <text:p>ac_add_options --enable-pango</text:p>
          </table:table-cell>
          <table:table-cell office:value-type="string">
            <text:p>ac_add_options --enable-pango</text:p>
          </table:table-cell>
          <table:table-cell office:value-type="string">
            <text:p>ac_add_options --enable-pango</text:p>
          </table:table-cell>
          <table:table-cell office:value-type="string">
            <text:p>ac_add_options --enable-pango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svg</text:p>
          </table:table-cell>
          <table:table-cell office:value-type="string">
            <text:p>ac_add_options --enable-svg</text:p>
          </table:table-cell>
          <table:table-cell office:value-type="string">
            <text:p>ac_add_options --enable-svg</text:p>
          </table:table-cell>
          <table:table-cell office:value-type="string">
            <text:p>ac_add_options --enable-svg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canvas</text:p>
          </table:table-cell>
          <table:table-cell office:value-type="string">
            <text:p>ac_add_options --enable-canvas</text:p>
          </table:table-cell>
          <table:table-cell office:value-type="string">
            <text:p>ac_add_options --enable-canvas</text:p>
          </table:table-cell>
          <table:table-cell office:value-type="string">
            <text:p>ac_add_options --enable-canvas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profile-guided-optimization</text:p>
          </table:table-cell>
          <table:table-cell office:value-type="string">
            <text:p>ac_add_options --enable-profile-guided-optimization</text:p>
          </table:table-cell>
          <table:table-cell table:number-columns-repeated="1022"/>
        </table:table-row>
        <table:table-row table:style-name="ro4">
          <table:table-cell office:value-type="string">
            <text:p>ac_add_options --enable-default-toolkit=cairo-gtk2</text:p>
          </table:table-cell>
          <table:table-cell office:value-type="string">
            <text:p>ac_add_options –enable-default-toolkit=cairo-gtk2</text:p>
          </table:table-cell>
          <table:table-cell office:value-type="string">
            <text:p>ac_add_options –enable-default-toolkit=cairo-gtk2</text:p>
          </table:table-cell>
          <table:table-cell office:value-type="string">
            <text:p>ac_add_options –enable-default-toolkit=cairo-gtk2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printing</text:p>
          </table:table-cell>
          <table:table-cell office:value-type="string">
            <text:p>ac_add_options --enable-printing</text:p>
          </table:table-cell>
          <table:table-cell table:number-columns-repeated="1022"/>
        </table:table-row>
        <table:table-row table:style-name="ro4">
          <table:table-cell office:value-type="string">
            <text:p>ac_add_options --enable-xinerama</text:p>
          </table:table-cell>
          <table:table-cell office:value-type="string">
            <text:p>ac_add_options --enable-xinerama</text:p>
          </table:table-cell>
          <table:table-cell/>
          <table:table-cell office:value-type="string">
            <text:p>ac_add_options --enable-xinerama</text:p>
          </table:table-cell>
          <table:table-cell table:number-columns-repeated="1020"/>
        </table:table-row>
        <table:table-row table:style-name="ro4">
          <table:table-cell office:value-type="string">
            <text:p>ac_add_options --enable-smil</text:p>
          </table:table-cell>
          <table:table-cell office:value-type="string">
            <text:p>ac_add_options --enable-smil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ac_add_options –enable-xterm-updates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ac_add_options --enable-canvas3d</text:p>
          </table:table-cell>
          <table:table-cell table:number-columns-repeated="1022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>
          <table:table-cell office:value-type="string">
            <text:p>ac_add_options --enable-startup-notification</text:p>
          </table:table-cell>
          <table:table-cell office:value-type="string">
            <text:p>ac_add_options --enable-startup-notification</text:p>
          </table:table-cell>
          <table:table-cell office:value-type="string">
            <text:p>ac_add_options --enable-startup-notification</text:p>
          </table:table-cell>
          <table:table-cell office:value-type="string">
            <text:p>ac_add_options --enable-startup-notification</text:p>
          </table:table-cell>
          <table:table-cell table:number-columns-repeated="1020"/>
        </table:table-row>
        <table:table-row table:style-name="ro4">
          <table:table-cell table:style-name="Default" office:value-type="string">
            <text:p>#ac_add_options --disable-oji</text:p>
          </table:table-cell>
          <table:table-cell/>
          <table:table-cell office:value-type="string">
            <text:p>ac_add_options --enable-extensions=default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#ac_add_options --disable-ogg</text:p>
          </table:table-cell>
          <table:table-cell table:number-columns-repeated="1023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>
          <table:table-cell office:value-type="string">
            <text:p>ac_add_options --disable-installer</text:p>
          </table:table-cell>
          <table:table-cell office:value-type="string">
            <text:p>ac_add_options --disable-installer</text:p>
          </table:table-cell>
          <table:table-cell office:value-type="string">
            <text:p>ac_add_options --disable-installer</text:p>
          </table:table-cell>
          <table:table-cell office:value-type="string">
            <text:p>ac_add_options --disable-installer</text:p>
          </table:table-cell>
          <table:table-cell table:number-columns-repeated="1020"/>
        </table:table-row>
        <table:table-row table:style-name="ro4">
          <table:table-cell office:value-type="string">
            <text:p>ac_add_options --disable-updater</text:p>
          </table:table-cell>
          <table:table-cell office:value-type="string">
            <text:p>ac_add_options --disable-updater</text:p>
          </table:table-cell>
          <table:table-cell/>
          <table:table-cell office:value-type="string">
            <text:p>ac_add_options --disable-updater</text:p>
          </table:table-cell>
          <table:table-cell table:number-columns-repeated="1020"/>
        </table:table-row>
        <table:table-row table:style-name="ro4">
          <table:table-cell office:value-type="string">
            <text:p>ac_add_options --disable-pedantic</text:p>
          </table:table-cell>
          <table:table-cell office:value-type="string">
            <text:p>ac_add_options --disable-pedantic</text:p>
          </table:table-cell>
          <table:table-cell table:number-columns-repeated="1022"/>
        </table:table-row>
        <table:table-row table:style-name="ro4">
          <table:table-cell office:value-type="string">
            <text:p>ac_add_options –disable-javaxpcom</text:p>
          </table:table-cell>
          <table:table-cell office:value-type="string">
            <text:p>ac_add_options –disable-java-xpcom</text:p>
          </table:table-cell>
          <table:table-cell office:value-type="string">
            <text:p>ac_add_options –disable-javaxpcom</text:p>
          </table:table-cell>
          <table:table-cell table:number-columns-repeated="1021"/>
        </table:table-row>
        <table:table-row table:style-name="ro4">
          <table:table-cell office:value-type="string">
            <text:p>ac_add_options --disable-crashreporter</text:p>
          </table:table-cell>
          <table:table-cell office:value-type="string">
            <text:p>ac_add_options --disable-crashreporter</text:p>
          </table:table-cell>
          <table:table-cell office:value-type="string">
            <text:p>ac_add_options --disable-crashreporter</text:p>
          </table:table-cell>
          <table:table-cell office:value-type="string">
            <text:p>ac_add_options --disable-crashreporter</text:p>
          </table:table-cell>
          <table:table-cell table:number-columns-repeated="1020"/>
        </table:table-row>
        <table:table-row table:style-name="ro4">
          <table:table-cell office:value-type="string">
            <text:p>ac_add_options --disable-parental-controls</text:p>
          </table:table-cell>
          <table:table-cell office:value-type="string">
            <text:p>ac_add_options --disable-parental-controls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ac_add_options --disable-accessibility</text:p>
          </table:table-cell>
          <table:table-cell table:number-columns-repeated="1023"/>
        </table:table-row>
        <table:table-row table:style-name="ro4">
          <table:table-cell office:value-type="string">
            <text:p>ac_add_options --disable-debug</text:p>
          </table:table-cell>
          <table:table-cell office:value-type="string">
            <text:p>ac_add_options --disable-debug</text:p>
          </table:table-cell>
          <table:table-cell office:value-type="string">
            <text:p>ac_add_options --disable-debug</text:p>
          </table:table-cell>
          <table:table-cell office:value-type="string">
            <text:p>ac_add_options --disable-debug</text:p>
          </table:table-cell>
          <table:table-cell table:number-columns-repeated="1020"/>
        </table:table-row>
        <table:table-row table:style-name="ro4">
          <table:table-cell office:value-type="string">
            <text:p>ac_add_options --disable-tests</text:p>
          </table:table-cell>
          <table:table-cell office:value-type="string">
            <text:p>ac_add_options --disable-tests</text:p>
          </table:table-cell>
          <table:table-cell office:value-type="string">
            <text:p>ac_add_options --disable-tests</text:p>
          </table:table-cell>
          <table:table-cell office:value-type="string">
            <text:p>ac_add_options --disable-tests</text:p>
          </table:table-cell>
          <table:table-cell table:number-columns-repeated="1020"/>
        </table:table-row>
        <table:table-row table:style-name="ro4">
          <table:table-cell office:value-type="string">
            <text:p>ac_add_options --disable-mochitest</text:p>
          </table:table-cell>
          <table:table-cell/>
          <table:table-cell office:value-type="string">
            <text:p>ac_add_options --disable-mochitest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ac_add_options --disable-profilesharing</text:p>
          </table:table-cell>
          <table:table-cell table:number-columns-repeated="1023"/>
        </table:table-row>
        <table:table-row table:style-name="ro4">
          <table:table-cell table:style-name="Default"/>
          <table:table-cell table:number-columns-repeated="2"/>
          <table:table-cell office:value-type="string">
            <text:p>ac_add_options --disable-xprint</text:p>
          </table:table-cell>
          <table:table-cell table:number-columns-repeated="1020"/>
        </table:table-row>
        <table:table-row table:style-name="ro4">
          <table:table-cell table:style-name="Default"/>
          <table:table-cell table:number-columns-repeated="2"/>
          <table:table-cell office:value-type="string">
            <text:p>ac_add_options --enable-libxul</text:p>
          </table:table-cell>
          <table:table-cell table:number-columns-repeated="1020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table:style-name="Default" office:value-type="string">
            <text:p>### A VOIR (REMI FIREFOX4)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ac_add_options --disable-xprint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ac_add_options --enable-libnotify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ac_add_options --enable-chrome-format=jar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ac_add_options --enable-url-classifier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#ac_add_options --disable-necko-wifi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#ac_add_options --disable-cpp-exceptions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###</text:p>
          </table:table-cell>
          <table:table-cell table:number-columns-repeated="1023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09:3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9T16:33:01</meta:creation-date>
    <dc:date>2011-02-11T09:33:40</dc:date>
    <meta:editing-duration>PT1H14M5S</meta:editing-duration>
    <meta:editing-cycles>10</meta:editing-cycles>
    <meta:generator>LibreOffice/3.3$Unix LibreOffice_project/330m19$Build-6</meta:generator>
    <meta:document-statistic meta:table-count="3" meta:cell-count="152" meta:object-count="0"/>
  </office:meta>
</office:document-meta>
</file>